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ortEngineSettings.getVers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ortEngineSettings.setCircularDependencyStrategy( CircularDependency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ortEngineSettings.setVersionMatcher( Version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ortEngineSettings.getCircularDependenc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